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font-weight="bold" officeooo:rsid="000aff43" officeooo:paragraph-rsid="000aff4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ecef1" officeooo:paragraph-rsid="000ecef1"/>
    </style:style>
    <style:style style:name="P3" style:family="paragraph" style:parent-style-name="Table_20_Contents">
      <style:paragraph-properties fo:text-align="center" style:justify-single-word="false"/>
      <style:text-properties officeooo:rsid="000f0f2f" officeooo:paragraph-rsid="000f0f2f"/>
    </style:style>
    <style:style style:name="P4" style:family="paragraph" style:parent-style-name="Text_20_body">
      <style:text-properties officeooo:rsid="0010052e" officeooo:paragraph-rsid="0010052e"/>
    </style:style>
    <style:style style:name="P5" style:family="paragraph" style:parent-style-name="Heading_20_2">
      <style:text-properties officeooo:paragraph-rsid="000da1d2"/>
    </style:style>
    <style:style style:name="P6" style:family="paragraph" style:parent-style-name="Heading_20_2">
      <style:text-properties officeooo:rsid="000aff43" officeooo:paragraph-rsid="000aff43"/>
    </style:style>
    <style:style style:name="P7" style:family="paragraph" style:parent-style-name="Heading_20_2">
      <style:text-properties officeooo:paragraph-rsid="000aff43"/>
    </style:style>
    <style:style style:name="P8" style:family="paragraph" style:parent-style-name="Text_20_body" style:list-style-name="L1">
      <style:text-properties fo:color="#ff0000" loext:opacity="100%" fo:font-weight="normal" officeooo:rsid="000d5730" officeooo:paragraph-rsid="000d5730" style:font-weight-asian="normal" style:font-weight-complex="normal"/>
    </style:style>
    <style:style style:name="P9" style:family="paragraph" style:parent-style-name="Text_20_body" style:list-style-name="L1">
      <style:text-properties officeooo:rsid="000aff43" officeooo:paragraph-rsid="000d5730"/>
    </style:style>
    <style:style style:name="P10" style:family="paragraph" style:parent-style-name="Text_20_body" style:list-style-name="L1">
      <style:text-properties officeooo:rsid="000aff43" officeooo:paragraph-rsid="000aff43"/>
    </style:style>
    <style:style style:name="P11" style:family="paragraph" style:parent-style-name="Text_20_body" style:list-style-name="L2">
      <style:text-properties officeooo:paragraph-rsid="000aff43"/>
    </style:style>
    <style:style style:name="P12" style:family="paragraph" style:parent-style-name="Text_20_body" style:list-style-name="L2">
      <style:text-properties officeooo:rsid="0014b88b" officeooo:paragraph-rsid="0014b88b"/>
    </style:style>
    <style:style style:name="P13" style:family="paragraph" style:parent-style-name="Text_20_body" style:list-style-name="L3">
      <style:text-properties officeooo:paragraph-rsid="000aff43"/>
    </style:style>
    <style:style style:name="P14" style:family="paragraph" style:parent-style-name="Text_20_body" style:list-style-name="L3">
      <style:text-properties officeooo:rsid="0010052e" officeooo:paragraph-rsid="0010052e"/>
    </style:style>
    <style:style style:name="P15" style:family="paragraph" style:parent-style-name="Text_20_body">
      <style:text-properties officeooo:rsid="0010052e" officeooo:paragraph-rsid="0010052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aff43"/>
    </style:style>
    <style:style style:name="T2" style:family="text">
      <style:text-properties style:font-name="Liberation Sans" fo:font-size="16.1000003814697pt" fo:font-weight="bold" officeooo:rsid="000aff4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d573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4" style:family="text">
      <style:text-properties fo:font-weight="normal" officeooo:rsid="000d5730" style:font-weight-asian="normal" style:font-weight-complex="normal"/>
    </style:style>
    <style:style style:name="T5" style:family="text">
      <style:text-properties fo:font-weight="normal" officeooo:rsid="000aff43" style:font-weight-asian="normal" style:font-weight-complex="normal"/>
    </style:style>
    <style:style style:name="T6" style:family="text">
      <style:text-properties fo:font-weight="bold" officeooo:rsid="000da1d2" style:font-weight-asian="bold" style:font-weight-complex="bold"/>
    </style:style>
    <style:style style:name="T7" style:family="text">
      <style:text-properties fo:color="#ff0000" loext:opacity="100%" fo:font-weight="normal" officeooo:rsid="000d5730" style:font-weight-asian="normal" style:font-weight-complex="normal"/>
    </style:style>
    <style:style style:name="T8" style:family="text">
      <style:text-properties fo:color="#ff0000" loext:opacity="100%" fo:font-weight="normal" officeooo:rsid="0010052e" style:font-weight-asian="normal" style:font-weight-complex="normal"/>
    </style:style>
    <style:style style:name="T9" style:family="text">
      <style:text-properties fo:color="#ff0000" loext:opacity="100%" fo:font-weight="bold" officeooo:rsid="000d5730" style:font-weight-asian="bold" style:font-weight-complex="bold"/>
    </style:style>
    <style:style style:name="T10" style:family="text">
      <style:text-properties officeooo:rsid="000da1d2"/>
    </style:style>
    <style:style style:name="T11" style:family="text">
      <style:text-properties officeooo:rsid="0010052e"/>
    </style:style>
    <style:style style:name="T12" style:family="text">
      <style:text-properties style:text-position="super 58%"/>
    </style:style>
    <style:style style:name="T13" style:family="text">
      <style:text-properties officeooo:rsid="0012a813"/>
    </style:style>
    <style:style style:name="T14" style:family="text">
      <style:text-properties officeooo:rsid="0012d881"/>
    </style:style>
    <style:style style:name="T15" style:family="text">
      <style:text-properties officeooo:rsid="0014b88b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tif logiciel <text:line-break/>ludo-pédagogique</text:p>
      <text:h text:style-name="P5" text:outline-level="2">Équip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09244000">
          <table:table-cell table:style-name="Tableau1.A1" office:value-type="string">
            <text:p text:style-name="P1">NOM </text:p>
          </table:table-cell>
          <table:table-cell table:style-name="Tableau1.A1" office:value-type="string">
            <text:p text:style-name="P1">Prénom </text:p>
          </table:table-cell>
          <table:table-cell table:style-name="Tableau1.A1" office:value-type="string">
            <text:p text:style-name="P1">Groupe</text:p>
          </table:table-cell>
        </table:table-row>
        <table:table-row table:style-name="TableLine109831568">
          <table:table-cell table:style-name="Tableau1.A1" office:value-type="string">
            <text:p text:style-name="P3">Dagneaux</text:p>
          </table:table-cell>
          <table:table-cell table:style-name="Tableau1.A1" office:value-type="string">
            <text:p text:style-name="P2">Nicolas</text:p>
          </table:table-cell>
          <table:table-cell table:style-name="Tableau1.A1" office:value-type="string">
            <text:p text:style-name="P2">E</text:p>
          </table:table-cell>
        </table:table-row>
        <table:table-row table:style-name="TableLine109832192">
          <table:table-cell table:style-name="Tableau1.A1" office:value-type="string">
            <text:p text:style-name="P2">Blot</text:p>
          </table:table-cell>
          <table:table-cell table:style-name="Tableau1.A1" office:value-type="string">
            <text:p text:style-name="P2">Maxime</text:p>
          </table:table-cell>
          <table:table-cell table:style-name="Tableau1.A1" office:value-type="string">
            <text:p text:style-name="P2">E</text:p>
          </table:table-cell>
        </table:table-row>
      </table:table>
      <text:p text:style-name="Standard"/>
      <text:h text:style-name="Heading_20_2" text:outline-level="2"><text:span text:style-name="T6">Client.e </text:span><text:span text:style-name="T10">: </text:span><text:span text:style-name="T5">……………… <text:s/></text:span>(<text:span text:style-name="T10">décidé par vos enseignant.e.s de TP</text:span>)</text:h>
      <text:h text:style-name="P5" text:outline-level="2" text:is-list-header="true">Nom provisoire <text:span text:style-name="T1">du logiciel : </text:span><text:span text:style-name="T13">L’écolier parfait</text:span></text:h>
      <text:h text:style-name="P6" text:outline-level="2">L’idée en 2-3 phrases</text:h>
      <text:p text:style-name="P4">Le jeu se déroule dans une école primaire. Le joueur fait partie d'une classe d'une 20aine d'élèves. Les objectifs principaux sont d'être le plus populaire et d'obtenir la meilleure moyenne.</text:p>
      <text:p text:style-name="P16">Le joueur a la possibilité de se déplacer à travers les salles (récréation, salle de classe, cantine, etc...). Toutes les salles ne sont pas accessibles de partout.</text:p>
      <text:p text:style-name="P16">Il y aura plusieurs quêtes rattachées aux différents lieux, et le joueur pourra choisir celle de son choix. A travers celles ci, il devra répondre à des questions pour gagner en popularité et avoir les meilleurs notes.</text:p>
      <text:p text:style-name="P16">Il y aura également des contrôles surprises...!</text:p>
      <text:p text:style-name="P16">Chaque quêtes a une difficulté, et des matières associées.</text:p>
      <text:p text:style-name="P16">Les tours sont représentés par les jours de la semaine, l'école a lieu du lundi au vendredi.</text:p>
      <text:p text:style-name="P16"/>
      <text:p text:style-name="P16">La complexité de ce projet réside dans la représentation des données, car tous les éléments (questions, quêtes, lieux...) seront stockés dans des fichiers csv.</text:p>
      <text:p text:style-name="P16">Il y aura donc une diversité de types personnalisés dans Java.</text:p>
      <text:p text:style-name="P4"/>
      <text:h text:style-name="Heading_20_2" text:outline-level="2">Ce que vous <text:span text:style-name="T3">comptez faire au minimum</text:span></text:h>
      <text:section text:style-name="Sect1" text:name="Section1">
        <text:list xml:id="list3385174696" text:style-name="L1">
          <text:list-item>
            <text:p text:style-name="P8">Affichage texte</text:p>
          </text:list-item>
          <text:list-item>
            <text:p text:style-name="P8">Contrôle de saisie</text:p>
          </text:list-item>
          <text:list-item>
            <text:p text:style-name="P9"><text:span text:style-name="T7">Sauvegarde de</text:span><text:span text:style-name="T9"> </text:span><text:span text:style-name="T8">la progression</text:span><text:span text:style-name="T4"> </text:span></text:p>
          </text:list-item>
          <text:list-item>
            <text:p text:style-name="P9"><text:s/><text:span text:style-name="T11">Affichage du classement popularité/notes</text:span></text:p>
          </text:list-item>
          <text:list-item>
            <text:p text:style-name="P10"><text:s/><text:span text:style-name="T14">Intégrer un tutoriel</text:span></text:p>
          </text:list-item>
          <text:list-item>
            <text:p text:style-name="P10"><text:s text:c="2"/><text:span text:style-name="T15">1 tour = 1 jour, école du lundi au vendredi</text:span></text:p>
          </text:list-item>
          <text:list-item>
            <text:p text:style-name="P10"><text:s/></text:p>
          </text:list-item>
          <text:list-item>
            <text:p text:style-name="P10"/>
          </text:list-item>
        </text:list>
      </text:section>
      <text:h text:style-name="Heading_20_2" text:outline-level="2">Ce que vous pensez pouvoir faire <text:span text:style-name="T2">en + si vous avez le temps</text:span></text:h>
      <text:section text:style-name="Sect1" text:name="Section2">
        <text:list xml:id="list2569510014" text:style-name="L2">
          <text:list-item>
            <text:p text:style-name="P11"><text:soft-page-break/><text:s/><text:span text:style-name="T11">Un affichage ascii pour représenter tous les lieux</text:span></text:p>
          </text:list-item>
          <text:list-item>
            <text:p text:style-name="P11"><text:s/><text:span text:style-name="T11">Des easter eggs :)</text:span></text:p>
          </text:list-item>
          <text:list-item>
            <text:p text:style-name="P11"><text:s/><text:span text:style-name="T14">Rajouter des questions/</text:span><text:span text:style-name="T15">lieux</text:span><text:span text:style-name="T14"> via les paramètres du jeu, sans coder</text:span></text:p>
          </text:list-item>
          <text:list-item>
            <text:p text:style-name="P12">Modifier popularité le week-end selon une activité choisi</text:p>
          </text:list-item>
          <text:list-item>
            <text:p text:style-name="P11"><text:s/></text:p>
          </text:list-item>
          <text:list-item>
            <text:p text:style-name="P11"><text:s/></text:p>
          </text:list-item>
          <text:list-item>
            <text:p text:style-name="P11"><text:s/></text:p>
          </text:list-item>
          <text:list-item>
            <text:p text:style-name="P11"/>
          </text:list-item>
        </text:list>
      </text:section>
      <text:h text:style-name="P7" text:outline-level="2">Ce que vous <text:span text:style-name="T1">aimeriez</text:span> faire <text:span text:style-name="T2">mais qui vous semble trop difficile </text:span></text:h>
      <text:section text:style-name="Sect1" text:name="Section3">
        <text:list xml:id="list705301598" text:style-name="L3">
          <text:list-item>
            <text:p text:style-name="P14">Un véritable affichage graphique</text:p>
          </text:list-item>
          <text:list-item>
            <text:p text:style-name="P13"><text:s text:c="2"/></text:p>
          </text:list-item>
          <text:list-item>
            <text:p text:style-name="P13"><text:s/></text:p>
          </text:list-item>
          <text:list-item>
            <text:p text:style-name="P1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6:06:07.849912501</meta:creation-date>
    <dc:date>2022-11-21T16:01:10.314105489</dc:date>
    <meta:editing-duration>PT16H42M45S</meta:editing-duration>
    <meta:editing-cycles>10</meta:editing-cycles>
    <meta:generator>LibreOffice/7.3.4.2$Linux_X86_64 LibreOffice_project/728fec16bd5f605073805c3c9e7c4212a0120dc5</meta:generator>
    <meta:document-statistic meta:table-count="1" meta:image-count="0" meta:object-count="0" meta:page-count="2" meta:paragraph-count="45" meta:word-count="306" meta:character-count="1780" meta:non-whitespace-character-count="1510"/>
  </office:meta>
</office:document-meta>
</file>